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0c0c0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2"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xU Rack calculator based on Housing Profile 1+2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igo in default position: Center of plat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front plate (visible part):</text:p>
          </table:table-cell>
          <table:table-cell table:style-name="ce7" office:value-type="float" office:value="437.5">
            <text:p>437,50</text:p>
          </table:table-cell>
          <table:table-cell office:value-type="string">
            <text:p>(Max 437,50mm = 19”)</text:p>
          </table:table-cell>
          <table:table-cell/>
          <table:table-cell office:value-type="string">
            <text:p>Front plate thickness:</text:p>
          </table:table-cell>
          <table:table-cell table:style-name="ce10" office:value-type="float" office:value="4">
            <text:p>4</text:p>
          </table:table-cell>
        </table:table-row>
        <table:table-row table:style-name="ro2">
          <table:table-cell office:value-type="string">
            <text:p>Height, U</text:p>
          </table:table-cell>
          <table:table-cell table:style-name="ce7" office:value-type="float" office:value="3">
            <text:p>3,00</text:p>
          </table:table-cell>
          <table:table-cell table:number-columns-repeated="2"/>
          <table:table-cell office:value-type="string">
            <text:p>Top/Bottom sides</text:p>
          </table:table-cell>
          <table:table-cell table:style-name="ce11" office:value-type="float" office:value="2.5">
            <text:p>2,5</text:p>
          </table:table-cell>
        </table:table-row>
        <table:table-row table:style-name="ro2">
          <table:table-cell office:value-type="string">
            <text:p>Height of front plate,fixed:</text:p>
          </table:table-cell>
          <table:table-cell table:style-name="ce8" table:formula="of:=([.B6]-1)*(88.05-43.6)+43.6" office:value-type="float" office:value="132.5">
            <text:p>132,50</text:p>
          </table:table-cell>
          <table:table-cell table:number-columns-repeated="2"/>
          <table:table-cell office:value-type="string">
            <text:p>Back</text:p>
          </table:table-cell>
          <table:table-cell table:style-name="ce10" office:value-type="float" office:value="2.5">
            <text:p>2,5</text:p>
          </table:table-cell>
        </table:table-row>
        <table:table-row table:style-name="ro2">
          <table:table-cell office:value-type="string">
            <text:p>Inside depth</text:p>
          </table:table-cell>
          <table:table-cell table:style-name="ce7" office:value-type="float" office:value="200">
            <text:p>200,00</text:p>
          </table:table-cell>
          <table:table-cell table:number-columns-repeated="4"/>
        </table:table-row>
        <table:table-row table:style-name="ro2">
          <table:table-cell/>
          <table:table-cell table:style-name="ce8"/>
          <table:table-cell table:number-columns-repeated="4"/>
        </table:table-row>
        <table:table-row table:style-name="ro2">
          <table:table-cell office:value-type="string">
            <text:p>Internal space for components, X</text:p>
          </table:table-cell>
          <table:table-cell table:formula="of:=[.B5]-2*7" office:value-type="float" office:value="423.5">
            <text:p>423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Front + Back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style-name="Default" table:formula="of:=[.B7]" office:value-type="float" office:value="132.5">
            <text:p>132,5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5]" office:value-type="float" office:value="437.5">
            <text:p>437,50</text:p>
          </table:table-cell>
          <table:table-cell office:value-type="string">
            <text:p>(If 19” Rack ears: 483mm)</text:p>
          </table:table-cell>
          <table:table-cell table:number-columns-repeated="3"/>
        </table:table-row>
        <table:table-row table:style-name="ro2">
          <table:table-cell office:value-type="string">
            <text:p>Screw holes, X (+/-) (4 screws)</text:p>
          </table:table-cell>
          <table:table-cell table:formula="of:=[.B14]/2-5.2" office:value-type="float" office:value="213.55">
            <text:p>213,55</text:p>
          </table:table-cell>
          <table:table-cell table:number-columns-repeated="4"/>
        </table:table-row>
        <table:table-row table:style-name="ro2">
          <table:table-cell office:value-type="string">
            <text:p>Screw holes, Y (+/-) (4 screws)</text:p>
          </table:table-cell>
          <table:table-cell table:formula="of:=[.B13]/2-5.2" office:value-type="float" office:value="61.05">
            <text:p>61,05</text:p>
          </table:table-cell>
          <table:table-cell table:number-columns-repeated="4"/>
        </table:table-row>
        <table:table-row table:style-name="ro2">
          <table:table-cell office:value-type="string">
            <text:p>Cavity for top/bottom plates (reverse side), x (both top and bottom) [FRONT]</text:p>
          </table:table-cell>
          <table:table-cell office:value-type="float" office:value="0">
            <text:p>0,00</text:p>
          </table:table-cell>
          <table:table-cell table:number-columns-repeated="4"/>
        </table:table-row>
        <table:table-row table:style-name="ro2">
          <table:table-cell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Screw holes, Y <text:s/>[BACK]</text:p>
          </table:table-cell>
          <table:table-cell table:formula="of:=[.B13]/2-[.F6]-6.5-0.1" office:value-type="float" office:value="57.15">
            <text:p>57,15</text:p>
          </table:table-cell>
          <table:table-cell table:number-columns-repeated="4"/>
        </table:table-row>
        <table:table-row table:style-name="ro2">
          <table:table-cell office:value-type="string">
            <text:p>Rounded corners of frame?</text:p>
          </table:table-cell>
          <table:table-cell office:value-type="float" office:value="2">
            <text:p>2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Top/Bottom Plates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op is shown with exterior face up. Bottom is shown with interior face up.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8]+[.B21]-0.1" office:value-type="float" office:value="199.9">
            <text:p>199,9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4]-2*10-2*0.1" office:value-type="float" office:value="417.3">
            <text:p>417,30</text:p>
          </table:table-cell>
          <table:table-cell table:number-columns-repeated="4"/>
        </table:table-row>
        <table:table-row table:style-name="ro2">
          <table:table-cell office:value-type="string">
            <text:p><text:span text:style-name="T1">Cavity side (Top)</text:span>, x (+/-) REVERSE SIDE! (Housing profile 2)</text:p>
          </table:table-cell>
          <table:table-cell table:formula="of:=[.B30]/2-8+[.B34]/2" office:value-type="float" office:value="204.9">
            <text:p>204,90</text:p>
          </table:table-cell>
          <table:table-cell table:number-columns-repeated="4"/>
        </table:table-row>
        <table:table-row table:style-name="ro2">
          <table:table-cell office:value-type="string">
            <text:p>Cavity side, y </text:p>
          </table:table-cell>
          <table:table-cell table:formula="of:=0"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 side, height</text:p>
          </table:table-cell>
          <table:table-cell table:formula="of:=[.B29]+3" office:value-type="float" office:value="202.9">
            <text:p>202,90</text:p>
          </table:table-cell>
          <table:table-cell table:number-columns-repeated="4"/>
        </table:table-row>
        <table:table-row table:style-name="ro2">
          <table:table-cell office:value-type="string">
            <text:p>Cavity side, width</text:p>
          </table:table-cell>
          <table:table-cell office:value-type="float" office:value="8.5">
            <text:p>8,5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2" office:value-type="float" office:value="0.5">
            <text:p>0,50</text:p>
          </table:table-cell>
          <table:table-cell table:number-columns-repeated="4"/>
        </table:table-row>
        <table:table-row table:style-name="ro2">
          <table:table-cell office:value-type="string">
            <text:p>Screw holes, side, X (Housing profiles 2)</text:p>
          </table:table-cell>
          <table:table-cell table:formula="of:=[.B14]/2-14" office:value-type="float" office:value="204.75">
            <text:p>204,7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<text:span text:style-name="T1">Cavity side (Bottom)</text:span>, x (+/1) </text:p>
          </table:table-cell>
          <table:table-cell table:style-name="ce9" table:formula="of:=[.B30]/2-6+[.B41]/2" office:value-type="float" office:value="205.9">
            <text:p>205,90</text:p>
          </table:table-cell>
          <table:table-cell table:number-columns-repeated="4"/>
        </table:table-row>
        <table:table-row table:style-name="ro2">
          <table:table-cell office:value-type="string">
            <text:p>Cavity side, y (both top and bottom)</text:p>
          </table:table-cell>
          <table:table-cell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 side, height</text:p>
          </table:table-cell>
          <table:table-cell table:formula="of:=[.B33]" office:value-type="float" office:value="202.9">
            <text:p>202,90</text:p>
          </table:table-cell>
          <table:table-cell table:number-columns-repeated="4"/>
        </table:table-row>
        <table:table-row table:style-name="ro2">
          <table:table-cell office:value-type="string">
            <text:p>Cavity side, width</text:p>
          </table:table-cell>
          <table:table-cell table:formula="of:=6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 table:number-rows-repeated="2">
          <table:table-cell/>
          <table:table-cell table:style-name="ce9"/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>
            <text:p>Origo dY from center on outer backside:</text:p>
          </table:table-cell>
          <table:table-cell table:formula="of:=[.B29]/2+[.F7]" office:value-type="float" office:value="102.45">
            <text:p>102,45</text:p>
          </table:table-cell>
          <table:table-cell table:number-columns-repeated="4"/>
        </table:table-row>
        <table:table-row table:style-name="ro2">
          <table:table-cell office:value-type="string">
            <text:p>Screw holes, Y (back) (For brackets)</text:p>
          </table:table-cell>
          <table:table-cell table:formula="of:=[.B29]/2-6.5" office:value-type="float" office:value="93.45">
            <text:p>93,4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2 Sides (Housing profile 1)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-2*10-2*0.1" office:value-type="float" office:value="112.3">
            <text:p>112,3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8]" office:value-type="float" office:value="200">
            <text:p>200,00</text:p>
          </table:table-cell>
          <table:table-cell table:number-columns-repeated="4"/>
        </table:table-row>
        <table:table-row table:style-name="ro2">
          <table:table-cell table:style-name="ce5" office:value-type="string">
            <text:p><text:span text:style-name="T1">Cavity top/bottom</text:span>, x</text:p>
          </table:table-cell>
          <table:table-cell table:style-name="Default" table:formula="of:=0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avity, y</text:p>
          </table:table-cell>
          <table:table-cell table:formula="of:=[.B55]/2-6+[.B59]/2" office:value-type="float" office:value="53.4">
            <text:p>53,40</text:p>
          </table:table-cell>
          <table:table-cell table:number-columns-repeated="4"/>
        </table:table-row>
        <table:table-row table:style-name="ro2">
          <table:table-cell office:value-type="string">
            <text:p>Cavity, height</text:p>
          </table:table-cell>
          <table:table-cell table:formula="of:=6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, width</text:p>
          </table:table-cell>
          <table:table-cell table:formula="of:=[.B56]+3" office:value-type="float" office:value="203">
            <text:p>203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2 pcs., length</text:p>
          </table:table-cell>
          <table:table-cell table:formula="of:=[.B8]" office:value-type="float" office:value="200">
            <text:p>200,00</text:p>
          </table:table-cell>
          <table:table-cell table:number-columns-repeated="4"/>
        </table:table-row>
        <table:table-row table:style-name="ro2">
          <table:table-cell office:value-type="string">
            <text:p>Housing profile 2, 2 pcs., length</text:p>
          </table:table-cell>
          <table:table-cell table:formula="of:=[.B8]" office:value-type="float" office:value="200">
            <text:p>200,00</text:p>
          </table:table-cell>
          <table:table-cell table:number-columns-repeated="4"/>
        </table:table-row>
        <table:table-row table:style-name="ro2">
          <table:table-cell office:value-type="string">
            <text:p>Nuts + bolts for housing profile 2, 6</text:p>
          </table:table-cell>
          <table:table-cell table:number-columns-repeated="5"/>
        </table:table-row>
        <table:table-row table:style-name="ro2">
          <table:table-cell office:value-type="string">
            <text:p>Housing Brackets for back, 6 pcs</text:p>
          </table:table-cell>
          <table:table-cell table:number-columns-repeated="5"/>
        </table:table-row>
        <table:table-row table:style-name="ro2">
          <table:table-cell office:value-type="string">
            <text:p>Bolts and bushes as required</text:p>
          </table:table-cell>
          <table:table-cell table:number-columns-repeated="5"/>
        </table:table-row>
        <table:table-row table:style-name="ro2">
          <table:table-cell office:value-type="string">
            <text:p>Assembly kit</text:p>
          </table:table-cell>
          <table:table-cell table:number-columns-repeated="5"/>
        </table:table-row>
        <table:table-row table:style-name="ro2" table:number-rows-repeated="104850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6-12-2012</text:date>, <text:time>00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12-06T00:03:46</dc:date>
    <meta:editing-duration>PT50H27M11S</meta:editing-duration>
    <meta:editing-cycles>28</meta:editing-cycles>
    <meta:generator>NeoOffice/3.3$Unix OpenOffice.org_project/Patch 0</meta:generator>
    <meta:document-statistic meta:table-count="3" meta:cell-count="94" meta:object-count="0"/>
  </office:meta>
</office:document-meta>
</file>